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officeooo:rsid="0048fe6b" officeooo:paragraph-rsid="0048fe6b" style:font-size-asian="8pt" style:font-size-complex="8pt"/>
    </style:style>
    <style:style style:name="P19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20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1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22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P23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24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P25" style:family="paragraph" style:parent-style-name="Table_20_Contents">
      <style:text-properties style:font-name="Bahnschrift" fo:font-size="8pt" fo:language="en" fo:country="AU" officeooo:rsid="004ccc65" officeooo:paragraph-rsid="004ccc65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  <style:style style:name="T35" style:family="text">
      <style:text-properties officeooo:rsid="0048fe6b"/>
    </style:style>
    <style:style style:name="T36" style:family="text">
      <style:text-properties officeooo:rsid="004bc088"/>
    </style:style>
    <style:style style:name="T37" style:family="text">
      <style:text-properties officeooo:rsid="004cc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92821003659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1928210027344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9" office:value-type="string">
            <text:p text:style-name="P19">- <text:span text:style-name="T12">Create Back button function</text:span></text:p>
            <text:p text:style-name="P19">- <text:span text:style-name="T12">Create Print function</text:span></text:p>
            <text:p text:style-name="P19">- <text:span text:style-name="T12">Add Step Ladder Content</text:span></text:p>
            <text:p text:style-name="P19">- <text:span text:style-name="T12">Add Stair Content</text:span></text:p>
            <text:p text:style-name="P23">- <text:span text:style-name="T17">Add Background Img</text:span></text:p>
            <text:p text:style-name="P22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34">Fix Menu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20">Bug<text:span text:style-name="T27">#1</text:span> </text:p>
            <text:p text:style-name="P20">- After calculate, click another tab won’t reset result field</text:p>
            <text:p text:style-name="P20"/>
            <text:p text:style-name="P21">Bug#2</text:p>
            <text:p text:style-name="P21">- Print not hiding tab content</text:p>
            <text:p text:style-name="P21"/>
            <text:p text:style-name="P24">Bug#3</text:p>
            <text:p text:style-name="P24">- BG image scale issue when window scales</text:p>
          </table:table-cell>
        </table:table-row>
        <table:table-row table:style-name="TableLine1928210035776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1928210041488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1928210037680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1928210030064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1928210037952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16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1928210038224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17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17">- <text:span text:style-name="T32">Fixed Bug#2</text:span></text:p>
            <text:p text:style-name="P17">- <text:span text:style-name="T33">Added Dwg</text:span></text:p>
            <text:p text:style-name="P6"/>
          </table:table-cell>
          <table:covered-table-cell/>
        </table:table-row>
        <table:table-row table:style-name="TableLine1928210039856">
          <table:table-cell table:style-name="Table1.A1" office:value-type="string">
            <text:p text:style-name="P18">2021122<text:span text:style-name="T37">0</text:span></text:p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>- <text:span text:style-name="T35">Added Background Img</text:span></text:p>
          </table:table-cell>
          <table:covered-table-cell/>
        </table:table-row>
        <table:table-row table:style-name="TableLine1928210025712">
          <table:table-cell table:style-name="Table1.A1" office:value-type="string">
            <text:p text:style-name="P25">20211221</text:p>
          </table:table-cell>
          <table:table-cell table:style-name="Table1.A1" office:value-type="string">
            <text:p text:style-name="P14">- <text:span text:style-name="T35">Fix Bug#3</text:span></text:p>
          </table:table-cell>
          <table:table-cell table:style-name="Table1.A1" office:value-type="string">
            <text:p text:style-name="P6">- <text:span text:style-name="T36">Fixed Bug#3</text:span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21T19:58:54.304000000</dc:date>
    <meta:editing-duration>P3DT23H50M40S</meta:editing-duration>
    <meta:editing-cycles>54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73" meta:word-count="287" meta:character-count="1543" meta:non-whitespace-character-count="1326"/>
  </office:meta>
</office:document-meta>
</file>